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Birndt, Frl. Claudia C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 aus und ins Englische</text:p>
          </table:table-cell>
          <table:table-cell office:value-type="string" calcext:value-type="string">
            <text:p>ist geprüfte Sprachlehrerin und übersetzt aus und in fremde Sprachen: Englisch, Französisch, Italienisch, Spanisch, Neugriechisch. Ins Englische: Rollfuss, B., Über Modulationen, 1890 und aus dem Englischen: »Jukichi Inouye, der japanisch-chinesische Krieg«</text:p>
          </table:table-cell>
        </table:table-row>
        <table:table-row table:style-name="ro1">
          <table:table-cell office:value-type="string" calcext:value-type="string">
            <text:p>Birndt, Frl. Claudia C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geprüfte Sprachlehrerin und übersetzt aus und in fremde Sprachen: Englisch, Französisch, Italienisch, Spanisch, Neugriechisch</text:p>
          </table:table-cell>
        </table:table-row>
        <table:table-row table:style-name="ro1">
          <table:table-cell office:value-type="string" calcext:value-type="string">
            <text:p>Birndt, Frl. Claudia C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geprüfte Sprachlehrerin und übersetzt aus und in fremde Sprachen: Englisch, Französisch, Italienisch, Spanisch, Neugriechisch</text:p>
          </table:table-cell>
        </table:table-row>
        <table:table-row table:style-name="ro1">
          <table:table-cell office:value-type="string" calcext:value-type="string">
            <text:p>Birndt, Frl. Claudia C.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geprüfte Sprachlehrerin und übersetzt aus und in fremde Sprachen: Englisch, Französisch, Italienisch, Spanisch, Neugriechisch</text:p>
          </table:table-cell>
        </table:table-row>
        <table:table-row table:style-name="ro1">
          <table:table-cell office:value-type="string" calcext:value-type="string">
            <text:p>Birndt, Frl. Claudia C.</text:p>
          </table:table-cell>
          <table:table-cell office:value-type="string" calcext:value-type="string">
            <text:p>Neugriech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geprüfte Sprachlehrerin und übersetzt aus und in fremde Sprachen: Englisch, Französisch, Italienisch, Spanisch, Neugriechisch</text:p>
          </table:table-cell>
        </table:table-row>
        <table:table-row table:style-name="ro1">
          <table:table-cell office:value-type="string" calcext:value-type="string">
            <text:p>Birndt, Frl. Fanny</text:p>
          </table:table-cell>
          <table:table-cell office:value-type="string" calcext:value-type="string">
            <text:p>Neugriechisch</text:p>
          </table:table-cell>
          <table:table-cell office:value-type="string" calcext:value-type="string">
            <text:p>Übersetzungen von Erzählungen und Gedichten</text:p>
          </table:table-cell>
          <table:table-cell office:value-type="string" calcext:value-type="string">
            <text:p>Mit ihrer Schwester Fanny zusammen übersetzte sie mehrere Erzählungen und Gedichte aus dem Neugriechischen</text:p>
          </table:table-cell>
        </table:table-row>
        <table:table-row table:style-name="ro1">
          <table:table-cell office:value-type="string" calcext:value-type="string">
            <text:p>Blumberg, Frl. Malwina Amali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 ins Deutsche</text:p>
          </table:table-cell>
          <table:table-cell office:value-type="string" calcext:value-type="string">
            <text:p>beherrscht daher ausser dem Polnischen und Deutschen auch das Französische und Englische. Ausser ihren vielfachen Übersetzungen aus dem Polnischen ins Deutsche</text:p>
          </table:table-cell>
        </table:table-row>
        <table:table-row table:style-name="ro1">
          <table:table-cell office:value-type="string" calcext:value-type="string">
            <text:p>Blumberg, Frl. Malwina Ama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beherrscht daher ausser dem Polnischen und Deutschen auch das Französische und Englische</text:p>
          </table:table-cell>
        </table:table-row>
        <table:table-row table:style-name="ro1">
          <table:table-cell office:value-type="string" calcext:value-type="string">
            <text:p>Blumberg, Frl. Malwina Ama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beherrscht daher ausser dem Polnischen und Deutschen auch das Französische und Englische</text:p>
          </table:table-cell>
        </table:table-row>
        <table:table-row table:style-name="ro1">
          <table:table-cell office:value-type="string" calcext:value-type="string">
            <text:p>Bistram, Baronin Lilli v.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 ausser der deutschen noch die russische, polnische, französische und englische Sprache</text:p>
          </table:table-cell>
        </table:table-row>
        <table:table-row table:style-name="ro1">
          <table:table-cell office:value-type="string" calcext:value-type="string">
            <text:p>Bistram, Baronin Lilli v.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 ausser der deutschen noch die russische, polnische, französische und englische Sprache</text:p>
          </table:table-cell>
        </table:table-row>
        <table:table-row table:style-name="ro1">
          <table:table-cell office:value-type="string" calcext:value-type="string">
            <text:p>Bistram, Baronin Lilli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 ausser der deutschen noch die russische, polnische, französische und englische Sprache</text:p>
          </table:table-cell>
        </table:table-row>
        <table:table-row table:style-name="ro1">
          <table:table-cell office:value-type="string" calcext:value-type="string">
            <text:p>Bistram, Baronin Lilli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 ausser der deutschen noch die russische, polnische, französische und englische Sprache</text:p>
          </table:table-cell>
        </table:table-row>
        <table:table-row table:style-name="ro1">
          <table:table-cell office:value-type="string" calcext:value-type="string">
            <text:p>Bock, Frau Henriett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übersetzt aus dem Polnischen, Französischen, Englischen und Italienischen</text:p>
          </table:table-cell>
        </table:table-row>
        <table:table-row table:style-name="ro1">
          <table:table-cell office:value-type="string" calcext:value-type="string">
            <text:p>Bock, Frau Henri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übersetzt aus dem Polnischen, Französischen, Englischen und Italienischen</text:p>
          </table:table-cell>
        </table:table-row>
        <table:table-row table:style-name="ro1">
          <table:table-cell office:value-type="string" calcext:value-type="string">
            <text:p>Bock, Frau Henri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übersetzt aus dem Polnischen, Französischen, Englischen und Italienischen</text:p>
          </table:table-cell>
        </table:table-row>
        <table:table-row table:style-name="ro1">
          <table:table-cell office:value-type="string" calcext:value-type="string">
            <text:p>Bock, Frau Henriett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übersetzt aus dem Polnischen, Französischen, Englischen und Italienischen</text:p>
          </table:table-cell>
        </table:table-row>
        <table:table-row table:style-name="ro1">
          <table:table-cell office:value-type="string" calcext:value-type="string">
            <text:p>Borggreve, Frl. Emma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Lehrerin und Korrespondentin</text:p>
          </table:table-cell>
          <table:table-cell office:value-type="string" calcext:value-type="string">
            <text:p>Volapük-Lehrerin und Korrespondentin</text:p>
          </table:table-cell>
        </table:table-row>
        <table:table-row table:style-name="ro1">
          <table:table-cell office:value-type="string" calcext:value-type="string">
            <text:p>Borch, Marie v.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 von Theaterstücken</text:p>
          </table:table-cell>
          <table:table-cell office:value-type="string" calcext:value-type="string">
            <text:p>Die Frau vom Meer. 5. Aufl. Von Henr. Ibsen. Übers. a. d. Norweg.</text:p>
          </table:table-cell>
        </table:table-row>
        <table:table-row table:style-name="ro1">
          <table:table-cell office:value-type="string" calcext:value-type="string">
            <text:p>Braeutigam, Frau Susan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itung von Cercles Français</text:p>
          </table:table-cell>
          <table:table-cell office:value-type="string" calcext:value-type="string">
            <text:p>seit den letzten Jahren leitet sie in Bremen verschiedene »Cercles Français«</text:p>
          </table:table-cell>
        </table:table-row>
        <table:table-row table:style-name="ro1">
          <table:table-cell office:value-type="string" calcext:value-type="string">
            <text:p>Brandt, Frau August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Polnischen und Russischen</text:p>
          </table:table-cell>
        </table:table-row>
        <table:table-row table:style-name="ro1">
          <table:table-cell office:value-type="string" calcext:value-type="string">
            <text:p>Brandt, Frau August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Polnischen und Russischen</text:p>
          </table:table-cell>
        </table:table-row>
        <table:table-row table:style-name="ro1">
          <table:table-cell office:value-type="string" calcext:value-type="string">
            <text:p>Böhmer, Frau Hedwi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achte sich bekannt als Übersetzerin aus dem Englischen, Italienischen und Lateinischen</text:p>
          </table:table-cell>
        </table:table-row>
        <table:table-row table:style-name="ro1">
          <table:table-cell office:value-type="string" calcext:value-type="string">
            <text:p>Böhmer, Frau Hedwig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achte sich bekannt als Übersetzerin aus dem Englischen, Italienischen und Lateinischen</text:p>
          </table:table-cell>
        </table:table-row>
        <table:table-row table:style-name="ro1">
          <table:table-cell office:value-type="string" calcext:value-type="string">
            <text:p>Böhmer, Frau Hedwig</text:p>
          </table:table-cell>
          <table:table-cell office:value-type="string" calcext:value-type="string">
            <text:p>Latei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achte sich bekannt als Übersetzerin aus dem Englischen, Italienischen und Lateinis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1:43:24.512000000</dc:date>
    <meta:editing-duration>PT7M8S</meta:editing-duration>
    <meta:editing-cycles>1</meta:editing-cycles>
    <meta:document-statistic meta:table-count="1" meta:cell-count="104" meta:object-count="0"/>
    <meta:generator>LibreOffice/7.4.5.1$Windows_X86_64 LibreOffice_project/9c0871452b3918c1019dde9bfac75448afc4b57f</meta:generator>
  </office:meta>
</office:document-meta>
</file>